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40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fo:background-color="#dee6ef" style:vertical-align="middle"/>
      <style:text-properties fo:font-size="12pt" style:font-size-asian="12pt" style:font-size-complex="12pt"/>
    </style:style>
    <style:style style:name="ce55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ackground-color="transparent" fo:border="none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mplate_1.B18">
          <table:help-message table:display="true"/>
          <table:error-message table:message-type="stop" table:display="true"/>
        </table:content-validation>
      </table:content-validations>
      <table:table table:name="Template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 office:value-type="string" calcext:value-type="string">
            <text:p>UseCase Name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General comments and notes describing the use case.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3" office:value-type="string" calcext:value-type="string" table:number-columns-spanned="1" table:number-rows-spanned="2">
            <text:p>Formal, sequential descriptions of the steps taken to carry out the use case, or the flow of events that occur during a Use Case instance. These can include multiple scenarios, to cater for exceptional circumstances and alternative processing paths. These are usually created in text and correspond to a textual representation of the Sequence Diagram.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Pre-conditions that must have already occurred or be in place before the use case is run; for example, &lt;create order&gt; must precede &lt;modify order&gt;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office:value-type="string" calcext:value-type="string" table:number-columns-spanned="1" table:number-rows-spanned="2">
            <text:p>Post-conditions that must be true once the Use Case is complete; for example, &lt;order is modified and consistent&gt;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7" table:content-validation-name="val1" office:value-type="string" calcext:value-type="string" table:number-columns-spanned="2" table:number-rows-spanned="2">
            <text:p>FLUXO ALTERNATIV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number-columns-repeated="1020"/>
        </table:table-row>
        <table:table-row table:style-name="ro1" table:number-rows-repeated="1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40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table:number-columns-spanned="1" table:number-rows-spann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_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59" office:value-type="string" calcext:value-type="string">
            <text:p>Adiciona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Ator adiciona uma construç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40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Ator tem sessão iniciada no sistema e visualiza o catálogo de construçõe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office:value-type="string" calcext:value-type="string" table:number-columns-spanned="1" table:number-rows-spanned="2">
            <text:p>Construção adicionada à fil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60" office:value-type="string" calcext:value-type="string">
            <text:p>1. Ator solicita adição de um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2. Sistema adiciona a construção à fil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3. Sistema informa Ator da adição d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5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5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date-style style:name="N146">
      <number:month/>
      <number:text>/</number:text>
      <number:day/>
      <number:text>/</number:text>
      <number:year number:style="long"/>
    </number:date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currency-style style:name="N1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 number:decimal-places="1"/>
    </number:time-style>
    <number:date-style style:name="N166">
      <number:day/>
      <number:text>-</number:text>
      <number:month number:textual="true"/>
    </number:date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time-style style:name="N173">
      <number:hours/>
      <number:text>:</number:text>
      <number:minutes number:style="long"/>
    </number:time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5P0"/>
    </number:currency-style>
    <number:date-style style:name="N17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7P0" style:volatile="true">
      <number:number number:decimal-places="0" number:min-decimal-places="0" number:min-integer-digits="1" number:grouping="true"/>
      <number:text>   </number:text>
    </number:number-style>
    <number:number-style style:name="N17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currency-style style:name="N17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9P0"/>
    </number:currency-style>
    <number:number-style style:name="N18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2" style:volatile="true">
      <number:text> </number:text>
      <number:fill-character> </number:fill-character>
      <number:text>- €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day/>
      <number:text>-</number:text>
      <number:month number:textual="true"/>
      <number:text>-</number:text>
      <number:year/>
    </number:date-style>
    <number:time-style style:name="N186">
      <number:hours/>
      <number:text>:</number:text>
      <number:minutes number:style="long"/>
      <number:text>:</number:text>
      <number:seconds number:style="long"/>
    </number:time-style>
    <number:number-style style:name="N187P0" style:volatile="true">
      <number:number number:decimal-places="0" number:min-decimal-places="0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7P0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1P2" style:volatile="true">
      <number:text> </number:text>
      <number:fill-character> </number:fill-character>
      <number:text>-   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number number:decimal-places="2" number:min-decimal-places="2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4P0"/>
    </number:number-style>
    <number:currency-style style:name="N19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5P0"/>
    </number:currency-style>
    <number:time-style style:name="N196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 style:data-style-name="N2" text:time-value="13:39:40.0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2T16:17:44</meta:creation-date>
    <dc:date>2024-11-05T14:43:49.146000000</dc:date>
    <meta:generator>LibreOffice/24.2.0.3$Windows_X86_64 LibreOffice_project/da48488a73ddd66ea24cf16bbc4f7b9c08e9bea1</meta:generator>
    <meta:editing-duration>PT4H48M18S</meta:editing-duration>
    <meta:editing-cycles>44</meta:editing-cycles>
    <meta:document-statistic meta:table-count="3" meta:cell-count="45" meta:object-count="0"/>
    <meta:user-defined meta:name="AppVersion">16.0300</meta:user-defined>
  </office:meta>
</office:document-meta>
</file>